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7ED6425A988C8D7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b4830" fo:background-color="transparent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1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text-properties officeooo:paragraph-rsid="001a5680"/>
    </style:style>
    <style:style style:name="P19" style:family="paragraph" style:parent-style-name="Table_20_Contents">
      <style:text-properties officeooo:rsid="001d9b1c" officeooo:paragraph-rsid="001d9b1c"/>
    </style:style>
    <style:style style:name="P20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1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4" style:family="paragraph" style:parent-style-name="Table_20_Contents">
      <style:text-properties officeooo:rsid="003476fe" officeooo:paragraph-rsid="003476fe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style:font-name="Liberation Sans" fo:font-size="10pt" style:font-size-asian="10pt" style:font-name-complex="Liberation Sans" style:font-size-complex="10pt"/>
    </style:style>
    <style:style style:name="T6" style:family="text">
      <style:text-properties fo:font-size="11pt" style:font-size-asian="11pt" style:font-name-complex="Arial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a5680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19a834" fo:background-color="transparent" loext:char-shading-value="0"/>
    </style:style>
    <style:style style:name="T13" style:family="text">
      <style:text-properties officeooo:rsid="001a5680"/>
    </style:style>
    <style:style style:name="T14" style:family="text">
      <style:text-properties officeooo:rsid="001d9b1c"/>
    </style:style>
    <style:style style:name="T15" style:family="text">
      <style:text-properties officeooo:rsid="001fd18d"/>
    </style:style>
    <style:style style:name="T16" style:family="text">
      <style:text-properties officeooo:rsid="0024f72b"/>
    </style:style>
    <style:style style:name="T17" style:family="text">
      <style:text-properties officeooo:rsid="0025bcf3"/>
    </style:style>
    <style:style style:name="T18" style:family="text">
      <style:text-properties officeooo:rsid="0026e5cd"/>
    </style:style>
    <style:style style:name="T19" style:family="text">
      <style:text-properties officeooo:rsid="002818bb"/>
    </style:style>
    <style:style style:name="T20" style:family="text">
      <style:text-properties officeooo:rsid="002aeff2"/>
    </style:style>
    <style:style style:name="T21" style:family="text">
      <style:text-properties officeooo:rsid="0020556b"/>
    </style:style>
    <style:style style:name="T22" style:family="text">
      <style:text-properties officeooo:rsid="003c4ff4"/>
    </style:style>
    <style:style style:name="T23" style:family="text">
      <style:text-properties officeooo:rsid="00302d68"/>
    </style:style>
    <style:style style:name="T24" style:family="text">
      <style:text-properties officeooo:rsid="0031e1f4"/>
    </style:style>
    <style:style style:name="T25" style:family="text">
      <style:text-properties officeooo:rsid="003476f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2">sp. zn. </text:span>#4556</text:p>
      <text:p text:style-name="P22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7">Zadavatel</text:span><text:span text:style-name="T10">:</text:span></text:p>
          </table:table-cell>
          <table:table-cell table:style-name="Tabulka1.A1" office:value-type="string">
            <text:p text:style-name="P17"><text:span text:style-name="T7">Česká pirátská strana, </text:span>organizační složka: <text:span text:style-name="T14">Personální odbor</text:span></text:p>
            <text:p text:style-name="P17">z<text:span text:style-name="T13">a</text:span>st<text:span text:style-name="T13">o</text:span>up<text:span text:style-name="T13">ena</text:span>: <text:span text:style-name="T20">Bc. Janem Novákem </text:span><text:a xlink:type="simple" xlink:href="mailto:jan.novak@pirati.cz" text:style-name="Internet_20_link" text:visited-style-name="Visited_20_Internet_20_Link"><text:span text:style-name="T20">jan.novak@pirati.cz</text:span></text:a><text:span text:style-name="T20">, vedoucí</text:span></text:p>
            <text:p text:style-name="P21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7">kontakt: <text:span text:style-name="T21">Barbora Hradečná <text:s text:c="4"/></text:span>e-mail: <text:span text:style-name="T21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Dodavatel</text:span><text:span text:style-name="T10">:</text:span></text:p>
          </table:table-cell>
          <table:table-cell table:style-name="Tabulka1.A1" office:value-type="string">
            <text:p text:style-name="P18"><text:span text:style-name="T13">Jméno</text:span>: Barbora Přibylová Kočková</text:p>
            <text:p text:style-name="P20"><text:span text:style-name="T25">IČO</text:span>: <text:span text:style-name="T16">1982</text:span> <text:s text:c="3"/><text:span text:style-name="T25">sídlo: Ústí nad Labem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8">Zadan</text:span><text:span text:style-name="T9">é</text:span><text:span text:style-name="T8"> úkol</text:span><text:span text:style-name="T9">y</text:span><text:span text:style-name="T11">:</text:span></text:p>
          </table:table-cell>
          <table:table-cell table:style-name="Tabulka1.A1" office:value-type="string">
            <text:p text:style-name="P19">Krajský koordinátor dobrovolníků pro <text:span text:style-name="T16">Ústecký kraj</text:span></text:p>
            <text:p text:style-name="P18"/>
          </table:table-cell>
        </table:table-row>
        <table:table-row table:style-name="Tabulka1.1">
          <table:table-cell table:style-name="Tabulka1.A1" office:value-type="string">
            <text:p text:style-name="P12">Časová náročnost<text:span text:style-name="T10">:</text:span></text:p>
          </table:table-cell>
          <table:table-cell table:style-name="Tabulka1.A1" office:value-type="string">
            <text:p text:style-name="Table_20_Contents">Odhad: <text:span text:style-name="T24">20</text:span>h <text:span text:style-name="T14">týdně </text:span>(slovy: <text:span text:style-name="T24">dvacet</text:span>hodin)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Smluvní typ</text:span>:</text:p>
          </table:table-cell>
          <table:table-cell table:style-name="Tabulka1.A1" office:value-type="string">
            <text:p text:style-name="P24">Příkazní smlouv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Místo plnění</text:span>:</text:p>
          </table:table-cell>
          <table:table-cell table:style-name="Tabulka1.A1" office:value-type="string">
            <text:p text:style-name="P14">Česká republika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Odměna</text:span>:</text:p>
          </table:table-cell>
          <table:table-cell table:style-name="Tabulka1.A1" office:value-type="string">
            <text:p text:style-name="P16">• paušální odměna <text:span text:style-name="T24">9 000</text:span> Kč měsíčně </text:p>
            <text:p text:style-name="P16">• úkolová odměna: až <text:span text:style-name="T22">5</text:span> 000 Kč měsíčně</text:p>
            <text:p text:style-name="Table_20_Contents"/>
          </table:table-cell>
        </table:table-row>
        <table:table-row table:style-name="Tabulka1.1">
          <table:table-cell table:style-name="Tabulka1.A1" office:value-type="string">
            <text:p text:style-name="P13"><text:span text:style-name="T7">Termín provedení</text:span>:</text:p>
          </table:table-cell>
          <table:table-cell table:style-name="Tabulka1.A1" office:value-type="string">
            <text:p text:style-name="P15"><text:s/><text:span text:style-name="T18">Od 01-11-2017 na dobu neurčitou</text:span></text:p>
          </table:table-cell>
        </table:table-row>
      </table:table>
      <text:p text:style-name="P10"><text:span text:style-name="T1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1">https://www.pirati.cz/rules/ppu</text:span></text:span></text:a><text:span text:style-name="T11">&gt;, s nimiž se smluvní strany seznámily a zavazují se je dodržovat. Na důkaz seznámení se s podmínkami a uzavření smlouvy připojují smluvní strany své podpisy:</text:span></text:p>
      <text:p text:style-name="P6">V <text:span text:style-name="T14">Praze</text:span> dne <text:span text:style-name="T19">01.11.2017</text:span></text:p>
      <text:p text:style-name="P8">Za zadavatele: <text:tab/><text:tab/><text:tab/>Za dodavatele: </text:p>
      <text:p text:style-name="P9"><text:span text:style-name="T23">Vladislav Tobias Esner</text:span><text:tab/><text:tab/>Barbora Přibylová Kočková</text:p>
      <text:p text:style-name="P8">….................<text:tab/><text:tab/><text:tab/>….................</text:p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7ED6425A988C8D75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12-07T01:54:50.850336569</dc:date>
    <meta:editing-cycles>116</meta:editing-cycles>
    <meta:editing-duration>P24DT13H17M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34" meta:word-count="189" meta:character-count="1424" meta:non-whitespace-character-count="1249"/>
    <meta:user-defined meta:name="Informace 1"/>
    <meta:user-defined meta:name="Informace 2"/>
    <meta:user-defined meta:name="Informace 3"/>
    <meta:user-defined meta:name="Informace 4"/>
  </office:meta>
</office:document-meta>
</file>